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D80000008DD9628CDE.png" manifest:media-type=""/>
  <manifest:file-entry manifest:full-path="Pictures/10000000000007D0000003DC808C3FA6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Times"/>
    <style:font-face style:name="Courier New" svg:font-family="'Courier New'" style:font-family-generic="modern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5.921cm" table:align="margins" style:writing-mode="lr-tb"/>
    </style:style>
    <style:style style:name="Table1.A" style:family="table-column">
      <style:table-column-properties style:column-width="3.979cm" style:rel-column-width="16383*"/>
    </style:style>
    <style:style style:name="Table1.D" style:family="table-column">
      <style:table-column-properties style:column-width="3.98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Footer">
      <style:paragraph-properties fo:text-align="center" style:justify-single-word="false"/>
      <style:text-properties style:font-name="Myriad Pro" fo:font-size="10pt" officeooo:paragraph-rsid="000d287d" style:font-size-asian="8.75pt" style:font-size-complex="10pt"/>
    </style:style>
    <style:style style:name="P3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P5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6" style:family="paragraph" style:parent-style-name="Standard">
      <style:text-properties style:font-name="Myriad Pro" fo:font-size="11pt" style:font-name-asian="Century Gothic" style:font-size-asian="11pt" style:font-name-complex="Century Gothic" style:font-size-complex="11pt"/>
    </style:style>
    <style:style style:name="P7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P9" style:family="paragraph" style:parent-style-name="Standard">
      <style:text-properties style:font-name="Myriad Pro" fo:font-size="11pt" fo:language="en" fo:country="ZA" fo:font-weight="normal" officeooo:rsid="000f7c04" officeooo:paragraph-rsid="000f7c04" style:font-name-asian="Century Gothic" style:font-size-asian="9.60000038146973pt" style:font-weight-asian="normal" style:font-name-complex="Century Gothic" style:font-size-complex="11pt" style:font-weight-complex="normal"/>
    </style:style>
    <style:style style:name="P10" style:family="paragraph" style:parent-style-name="Standard">
      <style:text-properties style:font-name="Myriad Pro" fo:font-size="14pt" fo:language="en" fo:country="ZA" fo:font-weight="bold" officeooo:rsid="000f7c04" officeooo:paragraph-rsid="000f7c04" style:font-name-asian="Century Gothic" style:font-size-asian="12.25pt" style:font-weight-asian="bold" style:font-name-complex="Century Gothic" style:font-size-complex="14pt" style:font-weight-complex="bold"/>
    </style:style>
    <style:style style:name="P11" style:family="paragraph" style:parent-style-name="Table_20_Contents">
      <style:text-properties officeooo:rsid="000f7c04" officeooo:paragraph-rsid="000f7c04"/>
    </style:style>
    <style:style style:name="P12" style:family="paragraph" style:parent-style-name="Table_20_Heading">
      <style:text-properties officeooo:rsid="000f7c04" officeooo:paragraph-rsid="000f7c04"/>
    </style:style>
    <style:style style:name="P13" style:family="paragraph" style:parent-style-name="Standard" style:master-page-name="First_20_Page">
      <style:paragraph-properties style:page-number="auto"/>
      <style:text-properties style:font-name="Myriad Pro" fo:font-size="11pt" fo:language="en" fo:country="ZA" style:font-size-asian="11pt" style:language-asian="en" style:country-asian="ZA" style:font-name-complex="Century Gothic" style:font-size-complex="11pt"/>
    </style:style>
    <style:style style:name="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T2" style:family="text">
      <style:text-properties style:font-name="Myriad Pro" fo:font-size="9pt" style:font-size-asian="9pt" style:font-name-complex="Arial" style:font-size-complex="9pt"/>
    </style:style>
    <style:style style:name="T3" style:family="text">
      <style:text-properties fo:font-size="9pt" fo:font-weight="bold" style:font-size-asian="9pt" style:font-weight-asian="bold" style:font-name-complex="Arial" style:font-size-complex="9pt"/>
    </style:style>
    <style:style style:name="T4" style:family="text">
      <style:text-properties fo:font-size="9pt" style:font-size-asian="9pt" style:font-name-complex="Arial" style:font-size-complex="9pt"/>
    </style:style>
    <style:style style:name="T5" style:family="text">
      <style:text-properties officeooo:rsid="000d287d"/>
    </style:style>
    <style:style style:name="T6" style:family="text">
      <style:text-properties officeooo:rsid="001125be"/>
    </style:style>
    <style:style style:name="T7" style:family="text">
      <style:text-properties officeooo:rsid="0011a4de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6"><text:s/></text:p>
      <text:p text:style-name="P7"/>
      <text:p text:style-name="P7"/>
      <text:p text:style-name="P7"/>
      <text:p text:style-name="P8"><text:date style:data-style-name="N76" text:date-value="2013-09-26T14:28:22" text:fixed="true">September 26, 2013</text:date></text:p>
      <text:p text:style-name="P7"/>
      <text:p text:style-name="P10">Orders List for {{myCurrentDate|date:'<text:span text:style-name="T7">F</text:span>, Y'}}</text:p>
      <text:p text:style-name="P10"/>
      <table:table table:name="Table1" table:style-name="Table1">
        <table:table-column table:style-name="Table1.A" table:number-columns-repeated="3"/>
        <table:table-column table:style-name="Table1.D"/>
        <table:table-header-rows>
          <table:table-row>
            <table:table-cell table:style-name="Table1.A1" office:value-type="string">
              <text:p text:style-name="P12">Order ID</text:p>
            </table:table-cell>
            <table:table-cell table:style-name="Table1.A1" office:value-type="string">
              <text:p text:style-name="P12">Date Placed</text:p>
            </table:table-cell>
            <table:table-cell table:style-name="Table1.A1" office:value-type="string">
              <text:p text:style-name="P12">Placed By</text:p>
            </table:table-cell>
            <table:table-cell table:style-name="Table1.D1" office:value-type="string">
              <text:p text:style-name="P12">Status</text:p>
            </table:table-cell>
          </table:table-row>
        </table:table-header-rows>
        <table:table-row>
          <table:table-cell table:style-name="Table1.A2" office:value-type="string">
            <text:p text:style-name="P11">{% xmlfor myOrder in myRecords %}{{myOrder.id}}</text:p>
          </table:table-cell>
          <table:table-cell table:style-name="Table1.A2" office:value-type="string">
            <text:p text:style-name="P11">{{myOrder.order_date|date:'d/m/Y h:i'}}</text:p>
          </table:table-cell>
          <table:table-cell table:style-name="Table1.A2" office:value-type="string">
            <text:p text:style-name="P11">{{myOrder.user.get_profile.first_name}} {{myOrder.user.get_profile.last_name}}</text:p>
          </table:table-cell>
          <table:table-cell table:style-name="Table1.D2" office:value-type="string">
            <text:p text:style-name="P11">{{myOrder.order_status}}<text:span text:style-name="T6">{% endxmlfor %}</text:span></text:p>
          </table:table-cell>
        </table:table-row>
      </table:table>
      <text:p text:style-name="P9"><draw:frame draw:style-name="fr2" draw:name="SANSA_LH_Footer011" text:anchor-type="char" svg:width="21.207cm" svg:height="2.399cm" draw:z-index="0"><draw:image xlink:href="Pictures/10000000000004D80000008DD9628C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Times"/>
    <style:font-face style:name="Courier New" svg:font-family="'Courier New'" style:font-family-generic="modern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language="en" fo:country="GB" style:font-name-complex="Times-Roman"/>
    </style:style>
    <style:style style:name="Text_20_body_20__28_user_29_" style:display-name="Text body (user)" style:family="paragraph" style:parent-style-name="Standard">
      <style:paragraph-properties fo:margin-top="0cm" fo:margin-bottom="0.212cm" style:contextual-spacing="false" fo:hyphenation-ladder-count="no-limit" style:vertical-align="baseline"/>
      <style:text-properties fo:language="en" fo:country="GB" style:letter-kerning="true" style:font-name-asian="Times New Roman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false" style:family="text"/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MP3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M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MP5" style:family="paragraph" style:parent-style-name="Footer">
      <style:paragraph-properties fo:text-align="center" style:justify-single-word="false"/>
      <style:text-properties style:font-name="Myriad Pro" fo:font-size="10pt" officeooo:paragraph-rsid="000d287d" style:font-size-asian="8.75pt" style:font-size-complex="10pt"/>
    </style:style>
    <style:style style:name="M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MT2" style:family="text">
      <style:text-properties style:font-name="Myriad Pro" fo:font-size="9pt" style:font-size-asian="9pt" style:font-name-complex="Arial" style:font-size-complex="9pt"/>
    </style:style>
    <style:style style:name="MT3" style:family="text">
      <style:text-properties fo:font-size="9pt" fo:font-weight="bold" style:font-size-asian="9pt" style:font-weight-asian="bold" style:font-name-complex="Arial" style:font-size-complex="9pt"/>
    </style:style>
    <style:style style:name="MT4" style:family="text">
      <style:text-properties fo:font-size="9pt" style:font-size-asian="9pt" style:font-name-complex="Arial" style:font-size-complex="9pt"/>
    </style:style>
    <style:style style:name="MT5" style:family="text">
      <style:text-properties officeooo:rsid="000d287d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423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117cm" fo:margin-left="0cm" fo:margin-right="0cm" fo:margin-top="1.01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429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svg:height="0.981cm" fo:margin-left="0cm" fo:margin-right="0cm" fo:margin-top="1.018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21.207cm" svg:height="2.399cm" draw:z-index="0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Frame1" text:anchor-type="char" svg:x="9.744cm" svg:y="0.258cm" svg:width="7.331cm" svg:height="2.831cm" draw:z-index="1"><draw:text-box><text:p text:style-name="MP2">SANSA Earth Observation Online Catalogue</text:p><text:p text:style-name="MP2">http://catalogue.sansa.org.za</text:p><text:p text:style-name="MP2"/><text:p text:style-name="MP3"><text:span text:style-name="MT1">Email</text:span><text:span text:style-name="MT2"> </text:span><text:a xlink:type="simple" xlink:href="mailto:customers-eo@sansa.org.za"><text:span text:style-name="Internet_20_link"><text:span text:style-name="MT2">customers-eo@sansa.org.za</text:span></text:span></text:a></text:p><text:p text:style-name="MP4"><text:span text:style-name="MT3">Tel</text:span><text:span text:style-name="MT4"> +27 12 844 0386/0370</text:span></text:p></draw:text-box></draw:frame><draw:frame draw:style-name="Mfr3" draw:name="graphics1" text:anchor-type="char" svg:x="-1.402cm" svg:y="-1.097cm" svg:width="9.476cm" svg:height="4.678cm" draw:z-index="2"><draw:image xlink:href="Pictures/10000000000007D0000003DC808C3FA6.jpg" xlink:type="simple" xlink:show="embed" xlink:actuate="onLoad"/></draw:frame></text:p>
      </style:header>
      <style:footer>
        <text:p text:style-name="MP5"><text:span text:style-name="MT5">Page </text:span><text:span text:style-name="MT5"><text:page-number text:select-page="current">1</text:page-number></text:span><text:span text:style-name="MT5"> of </text:span><text:span text:style-name="MT5"><text:page-count>1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Lourens</meta:initial-creator>
    <meta:creation-date>2013-08-12T13:16:00</meta:creation-date>
    <dc:date>2013-09-26T14:43:48</dc:date>
    <meta:print-date>2011-10-04T14:25:00</meta:print-date>
    <meta:editing-cycles>12</meta:editing-cycles>
    <meta:editing-duration>PT13M</meta:editing-duration>
    <meta:generator>LibreOffice/4.0.3.3$MacOSX_x86 LibreOffice_project/0eaa50a932c8f2199a615e1eb30f7ac74279539</meta:generator>
    <meta:document-statistic meta:table-count="1" meta:image-count="3" meta:object-count="0" meta:page-count="1" meta:paragraph-count="16" meta:word-count="45" meta:character-count="436" meta:non-whitespace-character-count="405"/>
  </office:meta>
</office:document-meta>
</file>